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1"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2"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3" style:family="paragraph" style:parent-style-name="Contents_20_1">
      <style:paragraph-properties>
        <style:tab-stops>
          <style:tab-stop style:position="5.9638in" style:type="right" style:leader-style="dotted" style:leader-text="."/>
        </style:tab-stops>
      </style:paragraph-properties>
    </style:style>
    <style:style style:name="P24" style:family="paragraph" style:parent-style-name="Contents_20_2">
      <style:paragraph-properties>
        <style:tab-stops>
          <style:tab-stop style:position="5.5154in" style:type="right" style:leader-style="dotted" style:leader-text="."/>
        </style:tab-stops>
      </style:paragraph-properties>
    </style:style>
    <style:style style:name="P25" style:family="paragraph" style:parent-style-name="Contents_20_3">
      <style:paragraph-properties>
        <style:tab-stops>
          <style:tab-stop style:position="5.2673in" style:type="right" style:leader-style="dotted" style:leader-text="."/>
        </style:tab-stops>
      </style:paragraph-properties>
    </style:style>
    <style:style style:name="P2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7" style:family="paragraph" style:parent-style-name="Heading_20_1">
      <style:paragraph-properties fo:break-before="page"/>
    </style:style>
    <style:style style:name="P28" style:family="paragraph">
      <style:paragraph-properties fo:text-align="center"/>
    </style:style>
    <style:style style:name="P29" style:family="paragraph">
      <style:paragraph-properties fo:text-align="center"/>
      <style:text-properties fo:font-weight="bold" style:font-weight-asian="bold" style:font-weight-complex="bold"/>
    </style:style>
    <style:style style:name="T1" style:family="text">
      <style:text-properties style:font-name="Courier" fo:font-size="10pt" style:font-size-asian="10pt" style:font-size-complex="10pt"/>
    </style:style>
    <style:style style:name="T2"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 process for converting </text:p>
      <text:p text:style-name="P1">XML data to VOMS <text:s/>records,</text:p>
      <text:p text:style-name="P1">suitable for a site-info.def file</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ne 2012</text:p>
      <text:p text:style-name="Standard"/>
      <text:p text:style-name="P13">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3">1 BACKGROUND<text:tab/>3</text:p>
          <text:p text:style-name="P24">1.1 System Context<text:tab/>3</text:p>
          <text:p text:style-name="P24">1.2 Requirements<text:tab/>3</text:p>
          <text:p text:style-name="P25">1.2.1 fixApprovedVos<text:tab/>3</text:p>
          <text:p text:style-name="P25">1.2.2 checkMyVomsRecords<text:tab/>3</text:p>
          <text:p text:style-name="P25">1.2.3 newVomsRecsForMySite<text:tab/>4</text:p>
          <text:p text:style-name="P23">2 DESIGN<text:tab/>5</text:p>
          <text:p text:style-name="P24">2.1 High Level Design<text:tab/>5</text:p>
          <text:p text:style-name="P24">2.2 Notes on SIDs and VODs<text:tab/>5</text:p>
          <text:p text:style-name="P24">2.3 Flags and options for VomsSnooper<text:tab/>6</text:p>
          <text:p text:style-name="P24">2.4 Flags and options for SidFormatter<text:tab/>6</text:p>
          <text:p text:style-name="P23">3 BUILD AND INSTALL<text:tab/>7</text:p>
          <text:p text:style-name="P23">4 USE<text:line-break/><text:tab/>8</text:p>
          <text:p text:style-name="P24">4.1 fixApprovedVos<text:tab/>8</text:p>
          <text:p text:style-name="P25">4.1.1 Process<text:tab/>8</text:p>
          <text:p text:style-name="P25">4.1.2 Principles of operation<text:tab/>8</text:p>
          <text:p text:style-name="P24">4.2 checkMyVomsRecords<text:tab/>9</text:p>
          <text:p text:style-name="P25">4.2.1 Process<text:tab/>9</text:p>
          <text:p text:style-name="P25">4.2.2 Principles of operation<text:tab/>9</text:p>
          <text:p text:style-name="P24">4.3 newVomsRecsForMySite<text:tab/>10</text:p>
          <text:p text:style-name="P25">4.3.1 Process<text:tab/>10</text:p>
          <text:p text:style-name="P25">4.3.2 Principles of operation<text:tab/>10</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 described herein is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is process described here is intended to provide a bridge between the XML data and the Yaim inputs in order to ensure they are correct with the minimum amount of user intervention. Four use cases are supported at present, namely:</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pted <text:s/>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h text:style-name="Heading_20_3" text:outline-level="3"><text:soft-page-break/><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p text:style-name="Standard"/>
      <text:h text:style-name="Heading_20_3" text:outline-level="3"><text:s/>checkMyLSCRecords</text:h>
      <text:p text:style-name="Standard">Yaim is nominally used to create LSC files form the VOMS records covered above, but not everyone uses Yaim to configure their servers – other processes can have good results. For sites that use some other process, it is necessary to bypass the site-info.def/vo.d checks, and directly compare a site's LSC files with those that are generated directly from the CIC portal. This use case will allow the site admin to generate new LSC records automatically from XML, and compare them with her site copies in the /etc/grid-security/vomsdir directory.</text:p>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6" draw:style-name="gr2" draw:text-style-name="P28" svg:x1="0.9618in" svg:y1="0.5642in" svg:x2="1.4618in" svg:y2="0.1161in"><text:p/></draw:line><draw:line text:anchor-type="paragraph" draw:z-index="8" draw:style-name="gr2" draw:text-style-name="P29" svg:x1="2.4516in" svg:y1="0.0016in" svg:x2="3.0035in" svg:y2="0.3287in"><text:p/></draw:line><draw:frame text:anchor-type="paragraph" draw:z-index="10" draw:style-name="gr3"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4"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7" draw:style-name="gr2" draw:text-style-name="P28" svg:x1="0.9618in" svg:y1="0.0752in" svg:x2="1.4307in" svg:y2="0.5024in"><text:p/></draw:line></text:p>
      <text:p text:style-name="Standard"><draw:custom-shape text:anchor-type="paragraph" draw:z-index="3" draw:style-name="gr1" svg:width="1.2606in" svg:height="0.6669in" svg:x="1.4307in" svg:y="0.0193in"><text:p>VomsSnooper</text:p><draw:enhanced-geometry svg:viewBox="0 0 21600 21600" draw:glue-points="10800 0 0 10800 10800 21600 21600 10800" draw:type="flowchart-process" draw:enhanced-path="M 0 0 L 21600 0 21600 21600 0 21600 0 0 Z N"/></draw:custom-shape><draw:line text:anchor-type="paragraph" draw:z-index="9" draw:style-name="gr2" draw:text-style-name="P28" svg:x1="2.6909in" svg:y1="0.526in" svg:x2="3.0035in" svg:y2="0.0717in"><text:p/></draw:line><draw:frame text:anchor-type="paragraph" draw:z-index="11" draw:style-name="gr4" svg:width="-0.2398in" svg:height="-0.213in" svg:x="3.0764in" svg:y="0.3425in"><draw:text-box><text:p>*</text:p></draw:text-box></draw:frame><draw:line text:anchor-type="paragraph" draw:z-index="12" draw:style-name="gr2" draw:text-style-name="P28" svg:x1="3.9201in" svg:y1="0.0717in" svg:x2="4.2638in" svg:y2="0.6343in"><text:p/></draw:line></text:p>
      <text:p text:style-name="Standard"><draw:line text:anchor-type="paragraph" draw:z-index="14" draw:style-name="gr2" draw:text-style-name="P28" svg:x1="1.3055in" svg:y1="1.0535in" svg:x2="1.8055in" svg:y2="0.5016in"><text:p/></draw:line><draw:frame text:anchor-type="paragraph" draw:z-index="13" draw:style-name="gr3" svg:width="0.2295in" svg:height="0.1862in" svg:x="4.2638in" svg:y="0.2634in"><draw:text-box><text:p>*</text:p></draw:text-box></draw:frame><draw:custom-shape text:anchor-type="paragraph" draw:z-index="5" draw:style-name="gr1" svg:width="1.5106in" svg:height="0.6669in" svg:x="0.2638in" svg:y="1.0535in"><text:p>VoidCardXmlParser</text:p><text:p/><draw:enhanced-geometry svg:viewBox="0 0 21600 21600" draw:glue-points="10800 0 0 10800 10800 21600 21600 10800" draw:type="flowchart-process" draw:enhanced-path="M 0 0 L 21600 0 21600 21600 0 21600 0 0 Z N"/></draw:custom-shap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oftware has two entry points (mains). One, VomsSnooper, uses a Sax parser to parse the CIC portal XML and split it out into records for formatting and printing in a standard, sorted way. The other, SidFormatter, parses existing Yaim files (site-info.def, vo.d) and also prints them out in a standard, sorted manner. Both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8">This tool takes an XML file from the CIC portal, and </text:p>
      <text:p text:style-name="P17">formats it into a standard, sorted manner for Yaim. </text:p>
      <text:p text:style-name="P19"/>
      <text:p text:style-name="P17">Mandatory arguments: </text:p>
      <text:p text:style-name="P17"><text:s text:c="2"/>--xmlfile f <text:s text:c="6"/># Input XML file downloaded from CIC portal</text:p>
      <text:p text:style-name="P17"><text:s text:c="2"/>--myvos <text:s text:c="2"/>f <text:s text:c="6"/># Names of VO that I support</text:p>
      <text:p text:style-name="P17"><text:s text:c="2"/>--vodfile f <text:s text:c="6"/># Names of VO that must be output in VOD format</text:p>
      <text:p text:style-name="P17"><text:s text:c="2"/>--outfile f <text:s text:c="6"/># Where to write SIDs (records that can be</text:p>
      <text:p text:style-name="P17"><text:s text:c="22"/>represented in a site-info.def)</text:p>
      <text:p text:style-name="P17">Optional arguments: </text:p>
      <text:p text:style-name="P17"><text:s text:c="2"/>--help <text:s text:c="11"/># Prints this info</text:p>
      <text:p text:style-name="P17"><text:s text:c="2"/>--voddir <text:s/>d <text:s text:c="6"/># Where to write VODs (records that cannot be</text:p>
      <text:p text:style-name="P17"><text:s text:c="22"/>represented in a site-info.def)</text:p>
      <text:p text:style-name="P17"><text:s text:c="2"/>--printvodtitle <text:s text:c="2"/># When printing VODs, put the name of the VOD file</text:p>
      <text:p text:style-name="P17"><text:s text:c="22"/>in the output</text:p>
      <text:p text:style-name="P17"><text:s text:c="2"/>--nosillysids <text:s text:c="4"/># When printing SIDs, don't reject ones with silly</text:p>
      <text:p text:style-name="P17"><text:s text:c="22"/>names (DNS/dot style)</text:p>
      <text:p text:style-name="P17"><text:s text:c="2"/>--extrafields <text:s text:c="4"/># Print some extra fields (not recommended)</text:p>
      <text:p text:style-name="P17"><text:s text:c="2"/>--contactsfile <text:s text:c="3"/># Where to print the VO contacts (not recommended)</text:p>
      <text:p text:style-name="P17"><text:s text:c="2"/>--vomsdir <text:s text:c="8"/># Where to print LSC Files (not recommended)</text:p>
      <text:h text:style-name="Heading_20_2" text:outline-level="2"><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20"/>
      <text:p text:style-name="P18">Mandatory arguments: </text:p>
      <text:p text:style-name="P18"><text:s text:c="2"/>--oldsiddir dir <text:s text:c="2"/># Some existing directory that contains a populated</text:p>
      <text:p text:style-name="P18"><text:s text:c="22"/>site-info.def file and vo.d directory</text:p>
      <text:p text:style-name="P18"><text:s text:c="2"/>--newsiddir dir <text:s text:c="2"/># Some existing directory that contains an unpopulated</text:p>
      <text:p text:style-name="P18"><text:s text:c="22"/>site-info.def file and vo.d directory</text:p>
      <text:p text:style-name="P18">Optional arguments: </text:p>
      <text:p text:style-name="P18"><text:s text:c="2"/>--flat <text:s text:c="11"/># Print all the records out in a site-info.def, even</text:p>
      <text:p text:style-name="P18"><text:s text:c="22"/>when they are silly sids</text:p>
      <text:p text:style-name="P18"><text:s text:c="2"/>--help <text:s text:c="11"/># Prints this info</text:p>
      <text:p text:style-name="P10"/>
      <text:h text:style-name="P27"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6"><text:a xlink:type="simple" xlink:href="https://www.gridpp.ac.uk/wiki/Main_Page"><text:span text:style-name="T1">https://www.gridpp.ac.uk/wiki/Main_Page</text:span></text:a><text:span text:style-name="T1"> <text:s text:c="2"/></text:span></text:p>
      <text:p text:style-name="P21"/>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P21"><text:soft-page-break/></text:p>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P12"/>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runVoid.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2"/>
      <text:h text:style-name="Heading_20_2" text:outline-level="2"><text:s/>checkMyLSCRecords</text:h>
      <text:p text:style-name="Standard">This use case will allow the site admin to generate new LSC records automatically from XML, and compare them with her site copies in the /etc/grid-security/vomsdir directory, by-passing the usual site-info.def/vo.d/yaim steps.</text:p>
      <text:h text:style-name="Heading_20_3" text:outline-level="3"><text:s/>Process</text:h>
      <text:p text:style-name="Standard">In a shell:</text:p>
      <text:p text:style-name="P6"/>
      <text:p text:style-name="P6"># cd <text:s/>~/git/GridDevel/vs_scripts/usecases/checkMyLSCRecords</text:p>
      <text:p text:style-name="P6"/>
      <text:p text:style-name="Standard"><text:span text:style-name="T2">Vi the checkMyLSCRecords.sh script, replacing the example (root@hepgrid6:/etc/grid-security/vomsdir/) with the directory location of your standard LSC files directory. The script will use this as the basis to </text:span>compare with the XML from the CIC portal. Also, ensure the myvos.txt contains the names of all your VOs.</text:p>
      <text:p text:style-name="Standard"/>
      <text:p text:style-name="Standard">Now run the <text:span text:style-name="T2">checkMyLSCRecords.sh </text:span><text:s/>script, as follows.</text:p>
      <text:p text:style-name="P6"/>
      <text:p text:style-name="P6"># ./checkMyLSCRecords.sh </text:p>
      <text:p text:style-name="P6"/>
      <text:p text:style-name="Standard">Some output will scroll past, and (if all is well) a new file called diff.txt <text:s/>will be made. This contains a list of differences between the LSC files at your site and the CIC portal XML versions.</text:p>
      <text:h text:style-name="Heading_20_3" text:outline-level="3"><text:s/>Principles of operation</text:h>
      <text:p text:style-name="Standard">The script downloads a copy of the newest CIC portal XML. It then uses VomsSnooper to make a vomsdir consisting of all newest LSC files for your site. </text:p>
      <text:p text:style-name="Standard"/>
      <text:p text:style-name="Standard">Next, the script synchronises a local directory with the contents of your standard LSC file location (nominally /etc/grid-security/vomsdir/). The script then identifies all the LSC files and makes and MD5 sum of them. These are then compared, and a diff is made to highlight discrepancie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22</meta:editing-cycles>
    <meta:editing-duration>PT02H56M28S</meta:editing-duration>
    <meta:initial-creator>Steve Jones</meta:initial-creator>
    <dc:date>2012-06-08T15:53:36</dc:date>
    <dc:creator>Steve Jones</dc:creator>
    <meta:document-statistic meta:table-count="0" meta:image-count="0" meta:object-count="0" meta:page-count="11" meta:paragraph-count="150" meta:word-count="2173" meta:character-count="13554"/>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